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tyle="normal" officeooo:rsid="0000bc74" officeooo:paragraph-rsid="0000bc74" style:font-style-asian="normal" style:font-style-complex="normal"/>
    </style:style>
    <style:style style:name="P2" style:family="paragraph" style:parent-style-name="Standard">
      <style:text-properties style:font-name="DejaVu Sans Mono" fo:font-style="normal" officeooo:rsid="0000bc74" officeooo:paragraph-rsid="00046cb2" style:font-style-asian="normal" style:font-style-complex="normal"/>
    </style:style>
    <style:style style:name="P3" style:family="paragraph" style:parent-style-name="Standard">
      <style:text-properties style:font-name="DejaVu Sans Mono" fo:font-style="normal" officeooo:rsid="0000bc74" officeooo:paragraph-rsid="00054295" style:font-style-asian="normal" style:font-style-complex="normal"/>
    </style:style>
    <style:style style:name="P4" style:family="paragraph" style:parent-style-name="Standard">
      <style:text-properties style:font-name="DejaVu Sans Mono" fo:font-style="normal" officeooo:rsid="0006ff19" officeooo:paragraph-rsid="0006ff19" style:font-style-asian="normal" style:font-style-complex="normal"/>
    </style:style>
    <style:style style:name="P5" style:family="paragraph" style:parent-style-name="Standard">
      <style:text-properties style:font-name="DejaVu Sans Mono" fo:font-style="normal" officeooo:rsid="00082c57" officeooo:paragraph-rsid="00082c57" style:font-style-asian="normal" style:font-style-complex="normal"/>
    </style:style>
    <style:style style:name="T1" style:family="text">
      <style:text-properties officeooo:rsid="0000ee19"/>
    </style:style>
    <style:style style:name="T2" style:family="text">
      <style:text-properties officeooo:rsid="00046cb2"/>
    </style:style>
    <style:style style:name="T3" style:family="text">
      <style:text-properties officeooo:rsid="000542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nk IFSC Code regex:<text:tab/>/<text:span text:style-name="T2">^</text:span>[A-Z]{4}+0+[0-9]{6}<text:span text:style-name="T2">$</text:span>/</text:p>
      <text:p text:style-name="P1">PAN card:<text:tab/><text:tab/>/<text:span text:style-name="T2">^</text:span>[A-Z]{5}[0-9]{4}[A-Z]<text:span text:style-name="T2">$</text:span>/</text:p>
      <text:p text:style-name="P1">GSTN number:<text:tab/>/<text:span text:style-name="T2">^</text:span>[0-9]{2}[A-Z]{5}[0-9]{4}[A-Z]{1}[A-Z0-9]{1}+Z+[A-Z0-9]{1<text:span text:style-name="T1">}$/</text:span></text:p>
      <text:p text:style-name="P2">email:<text:tab/>/^[a-z]{1}[a-z0-9_]*[.]?[a-z0-9_]*[a-z0-9]{1}[@][a-z]*[.][a-z]{2,}*/</text:p>
      <text:p text:style-name="P4">Name:<text:tab/><text:tab/>/[A-Z]{1}[a-z]*\s[A-Z]{1}[a-z]*\s[A-Z]{1}[a-z]*/</text:p>
      <text:p text:style-name="P3"><text:span text:style-name="T2">Mobile number: /^[1-9]{1}[0-9]{9}$/</text:span><text:tab/></text:p>
      <text:p text:style-name="P3"><text:span text:style-name="T3">amount:<text:tab/><text:tab/>/[0-9]*[.][0-9]{2}$/</text:span><text:tab/><text:tab/></text:p>
      <text:p text:style-name="P5">Male/Female:<text:tab/>^[m|M|f|F]{1}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12:52:20.428942358</meta:creation-date>
    <dc:date>2019-12-16T17:45:49.408406062</dc:date>
    <meta:editing-duration>PT2H13M27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8" meta:word-count="22" meta:character-count="379" meta:non-whitespace-character-count="359"/>
  </office:meta>
</office:document-meta>
</file>